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87mm" fo:margin-left="38.79mm" table:align="left" style:shadow="none" style:writing-mode="lr-tb"/>
    </style:style>
    <style:style style:name="Table1.A" style:family="table-column">
      <style:table-column-properties style:column-width="97.14mm"/>
    </style:style>
    <style:style style:name="Table1.B" style:family="table-column">
      <style:table-column-properties style:column-width="12.14mm"/>
    </style:style>
    <style:style style:name="Table1.C" style:family="table-column">
      <style:table-column-properties style:column-width="23.6mm"/>
    </style:style>
    <style:style style:name="Table1.1" style:family="table-row">
      <style:table-row-properties style:row-height="35.75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3" style:family="table">
      <style:table-properties style:width="174.6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7.28mm" style:rel-column-width="4608*"/>
    </style:style>
    <style:style style:name="Table3.B" style:family="table-column">
      <style:table-column-properties style:column-width="87.35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Frame_20_contents">
      <style:paragraph-properties fo:margin-left="0mm" fo:margin-right="40.64mm" fo:line-height="7.44mm" fo:text-indent="0mm" style:auto-text-indent="false"/>
    </style:style>
    <style:style style:name="P2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3" style:family="paragraph" style:parent-style-name="Standard">
      <style:paragraph-properties fo:margin-left="0mm" fo:margin-right="100.33mm" fo:margin-top="5.08mm" fo:margin-bottom="0mm" fo:text-indent="0mm" style:auto-text-indent="false"/>
    </style:style>
    <style:style style:name="P4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141.34mm" style:leader-style="dotted" style:leader-text="."/>
          <style:tab-stop style:position="167.7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margin-top="13.97mm" fo:margin-bottom="0mm" fo:text-indent="0mm" style:auto-text-indent="false">
        <style:tab-stops>
          <style:tab-stop style:position="63.87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1.91mm" fo:margin-bottom="0mm">
        <style:tab-stops>
          <style:tab-stop style:position="70.04mm" style:leader-style="dotted" style:leader-text="."/>
          <style:tab-stop style:position="169.7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1.91mm" fo:margin-bottom="0mm">
        <style:tab-stops>
          <style:tab-stop style:position="173.36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9" style:family="paragraph" style:parent-style-name="Standard" style:master-page-name="Standard">
      <style:paragraph-properties fo:line-height="0%" style:page-number="auto"/>
    </style:style>
    <style:style style:name="P10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11" style:family="paragraph" style:parent-style-name="Standard">
      <style:paragraph-properties fo:margin-top="4.45mm" fo:margin-bottom="0mm"/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left="0mm" fo:margin-right="7.07mm" fo:line-height="83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3" style:family="paragraph" style:parent-style-name="Standard">
      <style:paragraph-properties fo:margin-left="0mm" fo:margin-right="7.07mm" fo:margin-top="9.53mm" fo:margin-bottom="0mm" fo:line-height="81%" fo:text-align="end" style:justify-single-word="false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4" style:family="paragraph" style:parent-style-name="Standard">
      <style:paragraph-properties fo:margin-left="0mm" fo:margin-right="5.72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16" style:family="paragraph" style:parent-style-name="Standard"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top="1.91mm" fo:margin-bottom="5.08mm">
        <style:tab-stops>
          <style:tab-stop style:position="173.36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8" style:family="paragraph" style:parent-style-name="Standard">
      <style:paragraph-properties fo:margin-left="58.42mm" fo:margin-right="0mm" fo:margin-top="8.26mm" fo:margin-bottom="5.72mm" fo:text-indent="0mm" style:auto-text-indent="false">
        <style:tab-stops>
          <style:tab-stop style:position="78.11mm"/>
          <style:tab-stop style:position="152.9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paragraph-properties fo:margin-left="58.42mm" fo:margin-right="0mm" fo:margin-top="8.89mm" fo:margin-bottom="5.08mm" fo:text-indent="0mm" style:auto-text-indent="false">
        <style:tab-stops>
          <style:tab-stop style:position="78.11mm"/>
          <style:tab-stop style:position="113.8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0" style:family="paragraph" style:parent-style-name="Standard">
      <style:paragraph-properties fo:margin-left="78.74mm" fo:margin-right="0mm" fo:margin-top="1.27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1" style:family="paragraph" style:parent-style-name="Standard">
      <style:paragraph-properties fo:margin-left="77.47mm" fo:margin-right="0mm" fo:margin-top="1.27mm" fo:margin-bottom="3.18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22" style:family="paragraph" style:parent-style-name="Standard">
      <style:paragraph-properties fo:margin-top="0.64mm" fo:margin-bottom="0mm"/>
      <style:text-properties fo:color="#000000" style:font-name="Times New Roman" fo:font-size="9.5pt" fo:letter-spacing="-0.07mm" style:font-size-asian="9.5pt" style:text-scale="110%"/>
    </style:style>
    <style:style style:name="P23" style:family="paragraph" style:parent-style-name="Standard">
      <style:paragraph-properties fo:margin-top="0mm" fo:margin-bottom="4.45mm"/>
      <style:text-properties fo:color="#000000" style:font-name="Times New Roman" fo:font-size="9.5pt" fo:letter-spacing="-0.04mm" style:font-size-asian="9.5pt" style:text-scale="110%"/>
    </style:style>
    <style:style style:name="P24" style:family="paragraph" style:parent-style-name="Standard" style:master-page-name="">
      <style:paragraph-properties fo:line-height="4.89mm" style:page-number="auto"/>
      <style:text-properties fo:color="#000000" style:font-name="Times New Roman" fo:font-size="12pt" style:font-size-asian="12pt" style:text-scale="105%"/>
    </style:style>
    <style:style style:name="P25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26" style:family="paragraph" style:parent-style-name="Standard">
      <style:paragraph-properties fo:margin-top="1.27mm" fo:margin-bottom="0mm" fo:text-align="center" style:justify-single-word="false"/>
    </style:style>
    <style:style style:name="P2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Frame_20_contents">
      <style:paragraph-properties fo:line-height="85%"/>
      <style:text-properties fo:color="#000000" style:font-name="Times New Roman" fo:font-size="12pt" fo:letter-spacing="-0.07mm" style:font-size-asian="12pt" style:text-scale="105%"/>
    </style:style>
    <style:style style:name="P38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6mm" style:font-size-asian="12pt" style:text-scale="105%"/>
    </style:style>
    <style:style style:name="T7" style:family="text">
      <style:text-properties fo:color="#000000" style:font-name="Times New Roman" fo:font-size="12pt" fo:letter-spacing="-0.21mm" style:font-size-asian="12pt" style:text-scale="105%"/>
    </style:style>
    <style:style style:name="T8" style:family="text">
      <style:text-properties fo:color="#000000" style:font-name="Times New Roman" fo:font-size="12pt" fo:letter-spacing="-0.18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0.25mm" style:font-size-asian="12pt" style:text-scale="105%"/>
    </style:style>
    <style:style style:name="T11" style:family="text">
      <style:text-properties fo:color="#000000" style:font-name="Times New Roman" fo:font-size="12pt" fo:letter-spacing="0.32mm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1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2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T23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2">THE COMPANIES ACT <text:line-break/></text:span><text:span text:style-name="T4">(CHAPTER 50) <text:line-break/>SECTION 316(3)</text:span></text:p>
            <text:p text:style-name="P10">NOTICE BY PROVISIONAL LIQUIDATOR(S)/ <text:line-break/>LIQUIDATOR(S) OF CESSATION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FORM</text:p>
            <text:p text:style-name="P13">74</text:p>
          </table:table-cell>
        </table:table-row>
      </table:table>
      <text:p text:style-name="P14">Folio No</text:p>
      <text:p text:style-name="P15">Name of Company: <text:span text:style-name="T22"><text:placeholder text:placeholder-type="text">&lt;o.name&gt;</text:placeholder></text:span></text:p>
      <text:p text:style-name="P11">Company No: <text:span text:style-name="T22"><text:placeholder text:placeholder-type="text">&lt;o.uen&gt;</text:placeholder></text:span></text:p>
      <text:p text:style-name="P3"><text:span text:style-name="T6">The Registrar of Companies &amp; Businesses, </text:span><text:span text:style-name="T3">Singapore</text:span></text:p>
      <text:p text:style-name="P4"><text:span text:style-name="T7">*I/We, </text:span><text:span text:style-name="T21"><text:placeholder text:placeholder-type="text">&lt;get_director1(o.id)['name']&gt;</text:placeholder></text:span><text:span text:style-name="T21"> </text:span><text:span text:style-name="T3">of </text:span><text:span text:style-name="T21"><text:placeholder text:placeholder-type="text">&lt;get_partner_full_address(get_director1(o.id)['id'])&gt;</text:placeholder></text:span><text:span text:style-name="T16"> </text:span><text:span text:style-name="T5">*NRIC/Passport No </text:span><text:span text:style-name="T21"><text:placeholder text:placeholder-type="text">&lt;get_director1(o.id)['nric']&gt;</text:placeholder></text:span></text:p>
      <text:p text:style-name="P6"><text:span text:style-name="T5">Nationality </text:span><text:span text:style-name="T21"><text:placeholder text:placeholder-type="text">&lt;get_partner_country(get_director1(o.id)['id'])&gt;</text:placeholder></text:span><text:span text:style-name="T5"> </text:span><text:span text:style-name="T3">and </text:span><text:span text:style-name="T21"><text:placeholder text:placeholder-type="text">&lt;get_director2(o.id)['name']&gt;</text:placeholder></text:span><text:span text:style-name="T21"> </text:span><text:span text:style-name="T3">of </text:span><text:span text:style-name="T21"><text:placeholder text:placeholder-type="text">&lt;get_partner_full_address(get_director2(o.id)['id'])&gt;</text:placeholder></text:span><text:span text:style-name="T21"> </text:span><text:span text:style-name="T8">*NRIC/Passport No </text:span><text:span text:style-name="T21"><text:placeholder text:placeholder-type="text">&lt;get_director2(o.id)['nric']&gt;</text:placeholder></text:span><text:span text:style-name="T8"> </text:span><text:span text:style-name="T3">Nationality </text:span><text:span text:style-name="T21"><text:placeholder text:placeholder-type="text">&lt;get_partner_country(get_director2(o.id)['id'])&gt;</text:placeholder></text:span><text:span text:style-name="T9">, hereby give</text:span></text:p>
      <text:p text:style-name="P7"><text:span text:style-name="T10">notice that on <text:tab/></text:span><text:span text:style-name="T11">, *I/We ceased to be provisional</text:span></text:p>
      <text:p text:style-name="P17">liquidator(s)/liquidator(s) of the abovenamed company by reason of<text:tab/></text:p>
      <text:p text:style-name="P5"><text:span text:style-name="T1">Dated this<text:tab/></text:span><text:span text:style-name="T3">day of</text:span></text:p>
      <text:p text:style-name="P18">1<text:tab/>'Signature: <text:tab/></text:p>
      <text:p text:style-name="P20">Name of Provisional Liquidator/ Liquidator</text:p>
      <text:p text:style-name="P19">2<text:tab/>Signature: <text:tab/></text:p>
      <text:p text:style-name="P21">Name of Provisional Liquidator/ Liquidator</text:p>
      <text:p text:style-name="P22">* Delete where inapplicable.</text:p>
      <text:p text:style-name="P23">t If there is more than one liquidator, all liquidators must sign.</text:p>
      <text:p text:style-name="P16"><text:span text:style-name="T3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<text:span text:style-name="T17">Lodged in the office of the Registrar of Companies &amp; </text:span><text:span text:style-name="T18">Businesses by</text:span></text:p>
            <text:p text:style-name="P30">Name:</text:p>
            <text:p text:style-name="P32">Address:</text:p>
            <text:p text:style-name="P33"><text:span text:style-name="T20">A/c No:<text:tab/></text:span><text:span text:style-name="T19">Tel No:</text:span></text:p>
            <text:p text:style-name="P34">Fax No: </text:p>
          </table:table-cell>
          <table:table-cell table:style-name="Table3.B1" office:value-type="string">
            <text:p text:style-name="P27">For Official Use</text:p>
            <text:p text:style-name="P28">_______________________________________</text:p>
            <text:p text:style-name="P35">Date of Registration:</text:p>
            <text:p text:style-name="P36">Receipt No:</text:p>
            <text:p text:style-name="P3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7.36mm" fo:margin-bottom="13.05mm" fo:margin-left="18.4mm" fo:margin-right="17.2mm" style:writing-mode="lr-tb" style:layout-grid-color="#c0c0c0" style:layout-grid-lines="266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2</meta:editing-cycles>
    <meta:creation-date>2015-12-21T09:31:00</meta:creation-date>
    <dc:date>2016-01-13T14:20:36</dc:date>
    <meta:editing-duration>PT3M25S</meta:editing-duration>
    <meta:generator>LibreOffice/3.5$Linux_X86_64 LibreOffice_project/350m1$Build-2</meta:generator>
    <meta:document-statistic meta:table-count="2" meta:image-count="0" meta:object-count="0" meta:page-count="1" meta:paragraph-count="29" meta:word-count="134" meta:character-count="1172" meta:non-whitespace-character-count="10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